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2mm"/>
    </style:style>
    <style:style style:name="co3" style:family="table-column">
      <style:table-column-properties fo:break-before="auto" style:column-width="30.14mm"/>
    </style:style>
    <style:style style:name="co4" style:family="table-column">
      <style:table-column-properties fo:break-before="auto" style:column-width="56.89mm"/>
    </style:style>
    <style:style style:name="co5" style:family="table-column">
      <style:table-column-properties fo:break-before="auto" style:column-width="14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4"/>
    <style:style style:name="ce18" style:family="table-cell" style:parent-style-name="Default" style:data-style-name="N36"/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 çedaş" table:style-name="ta1">
        <table:table-column table:style-name="co1" table:number-columns-repeated="3" table:default-cell-style-name="Default"/>
        <table:table-column table:style-name="co1" table:number-columns-repeated="2" table:default-cell-style-name="ce15"/>
        <table:table-column table:style-name="co1" table:default-cell-style-name="ce16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3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9]/[.D9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office:value-type="string" calcext:value-type="string">
            <text:p>2019-05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5.96" calcext:value-type="float">
            <text:p>15,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11]/[.D11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office:value-type="string" calcext:value-type="string">
            <text:p>2019-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19-08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26.21" calcext:value-type="float">
            <text:p>26,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7]/[.D17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09</text:p>
          </table:table-cell>
          <table:table-cell table:number-columns-repeated="2"/>
          <table:table-cell office:value-type="float" office:value="13.47" calcext:value-type="float">
            <text:p>13,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office:value-type="string" calcext:value-type="string">
            <text:p>gecikme</text:p>
          </table:table-cell>
          <table:table-cell/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/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23]/[.D23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19-12</text:p>
          </table:table-cell>
          <table:table-cell table:number-columns-repeated="4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0 çedaş" table:style-name="ta1">
        <table:table-column table:style-name="co1" table:number-columns-repeated="3" table:default-cell-style-name="Default"/>
        <table:table-column table:style-name="co1" table:number-columns-repeated="2" table:default-cell-style-name="ce15"/>
        <table:table-column table:style-name="co1" table:default-cell-style-name="ce16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1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2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office:value-type="float" office:value="377.64" calcext:value-type="float">
            <text:p>377,64</text:p>
          </table:table-cell>
          <table:table-cell office:value-type="float" office:value="356.7" calcext:value-type="float">
            <text:p>356,7</text:p>
          </table:table-cell>
          <table:table-cell table:formula="of:=[.E9]/[.D9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3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office:value-type="float" office:value="644.04" calcext:value-type="float">
            <text:p>644,04</text:p>
          </table:table-cell>
          <table:table-cell office:value-type="float" office:value="608.3" calcext:value-type="float">
            <text:p>608,3</text:p>
          </table:table-cell>
          <table:table-cell table:formula="of:=[.E11]/[.D11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4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table:formula="of:=[.E13]/[.D13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string" calcext:value-type="string">
            <text:p>2020-05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6</text:p>
          </table:table-cell>
          <table:table-cell office:value-type="string" calcext:value-type="string">
            <text:p>gecikme</text:p>
          </table:table-cell>
          <table:table-cell table:number-columns-repeated="2"/>
          <table:table-cell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7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8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09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0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1</text:p>
          </table:table-cell>
          <table:table-cell office:value-type="string" calcext:value-type="string">
            <text:p>gecik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020-12</text:p>
          </table:table-cell>
          <table:table-cell office:value-type="string" calcext:value-type="string">
            <text:p>gecikme</text:p>
          </table:table-cell>
          <table:table-cell table:style-name="Default" table:number-columns-repeated="3"/>
        </table:table-row>
      </table:table>
      <table:table table:name="dursun 380" table:style-name="ta1">
        <table:table-column table:style-name="co1" table:number-columns-repeated="6" table:default-cell-style-name="Default"/>
        <table:table-column table:style-name="co1" table:default-cell-style-name="ce17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fa kani narlıgöl 380 v ortak kullanım saat bilgiler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kira başlangıç 25 mart 2020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tutar “sefa yıkama 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9" office:value-type="string" calcext:value-type="string">
            <text:p>yazar</text:p>
          </table:table-cell>
          <table:table-cell table:style-name="ce19" office:value-type="string" calcext:value-type="string">
            <text:p>tüketim</text:p>
          </table:table-cell>
          <table:table-cell table:style-name="ce19" office:value-type="string" calcext:value-type="string">
            <text:p>birim fiyat</text:p>
          </table:table-cell>
          <table:table-cell table:style-name="ce20" office:value-type="string" calcext:value-type="string">
            <text:p>tutar</text:p>
          </table:table-cell>
        </table:table-row>
        <table:table-row table:style-name="ro1">
          <table:table-cell/>
          <table:table-cell table:style-name="ce18" office:value-type="date" office:date-value="2020-03-25" calcext:value-type="date">
            <text:p>25.03.2020</text:p>
          </table:table-cell>
          <table:table-cell/>
          <table:table-cell table:style-name="ce15" office:value-type="float" office:value="240.984" calcext:value-type="float">
            <text:p>240,984</text:p>
          </table:table-cell>
          <table:table-cell table:style-name="ce15" table:number-columns-repeated="2"/>
          <table:table-cell table:style-name="ce16"/>
        </table:table-row>
        <table:table-row table:style-name="ro1">
          <table:table-cell/>
          <table:table-cell table:style-name="ce18" office:value-type="date" office:date-value="2020-04-04" calcext:value-type="date">
            <text:p>04.04.2020</text:p>
          </table:table-cell>
          <table:table-cell/>
          <table:table-cell office:value-type="float" office:value="351.25" calcext:value-type="float">
            <text:p>351,25</text:p>
          </table:table-cell>
          <table:table-cell table:formula="of:=[.D8]-[.D7]" office:value-type="float" office:value="110.266" calcext:value-type="float">
            <text:p>110,266</text:p>
          </table:table-cell>
          <table:table-cell table:style-name="ce17" table:formula="of:=[$'2020 çedaş'.F11]" office:value-type="float" office:value="0.94450655238805" calcext:value-type="float">
            <text:p>0,94</text:p>
          </table:table-cell>
          <table:table-cell table:formula="of:=[.F8]*[.E8]" office:value-type="float" office:value="104.146959505621" calcext:value-type="float">
            <text:p>104,15</text:p>
          </table:table-cell>
        </table:table-row>
        <table:table-row table:style-name="ro1">
          <table:table-cell/>
          <table:table-cell table:style-name="ce18" office:value-type="date" office:date-value="2020-05-05" calcext:value-type="date">
            <text:p>05.05.2020</text:p>
          </table:table-cell>
          <table:table-cell/>
          <table:table-cell office:value-type="float" office:value="766.3" calcext:value-type="float">
            <text:p>766,3</text:p>
          </table:table-cell>
          <table:table-cell table:formula="of:=[.D9]-[.D8]" office:value-type="float" office:value="415.05" calcext:value-type="float">
            <text:p>415,05</text:p>
          </table:table-cell>
          <table:table-cell table:style-name="ce17" table:formula="of:=[.F8]" office:value-type="float" office:value="0.94450655238805" calcext:value-type="float">
            <text:p>0,94</text:p>
          </table:table-cell>
          <table:table-cell table:formula="of:=[.F9]*[.E9]" office:value-type="float" office:value="392.01744456866" calcext:value-type="float">
            <text:p>392,02</text:p>
          </table:table-cell>
        </table:table-row>
        <table:table-row table:style-name="ro1">
          <table:table-cell/>
          <table:table-cell table:style-name="ce18" office:value-type="date" office:date-value="2020-06-03" calcext:value-type="date">
            <text:p>03.06.2020</text:p>
          </table:table-cell>
          <table:table-cell/>
          <table:table-cell office:value-type="float" office:value="1190" calcext:value-type="float">
            <text:p>1190</text:p>
          </table:table-cell>
          <table:table-cell table:formula="of:=[.D10]-[.D9]" office:value-type="float" office:value="423.7" calcext:value-type="float">
            <text:p>423,7</text:p>
          </table:table-cell>
          <table:table-cell table:style-name="ce17" table:formula="of:=[.F9]" office:value-type="float" office:value="0.94450655238805" calcext:value-type="float">
            <text:p>0,94</text:p>
          </table:table-cell>
          <table:table-cell table:formula="of:=[.F10]*[.E10]" office:value-type="float" office:value="400.187426246817" calcext:value-type="float">
            <text:p>400,19</text:p>
          </table:table-cell>
        </table:table-row>
        <table:table-row table:style-name="ro1">
          <table:table-cell table:number-columns-repeated="5"/>
          <table:table-cell table:style-name="ce17" table:formula="of:=[.F10]" office:value-type="float" office:value="0.94450655238805" calcext:value-type="float">
            <text:p>0,94</text:p>
          </table:table-cell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7" table:formula="of:=[.F11]" office:value-type="float" office:value="0.94450655238805" calcext:value-type="float">
            <text:p>0,94</text:p>
          </table:table-cell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efa yıkama s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1"/>
        <table:table-column table:style-name="co1" table:number-columns-repeated="3" table:default-cell-style-name="Default"/>
        <table:table-column table:style-name="co1" table:default-cell-style-name="ce17"/>
        <table:table-row table:style-name="ro1">
          <table:table-cell/>
          <table:table-cell table:style-name="ce21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fa kani narlıgöl 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9" office:value-type="string" calcext:value-type="string">
            <text:p>kullanılabilir m3</text:p>
          </table:table-cell>
          <table:table-cell table:style-name="ce19" office:value-type="string" calcext:value-type="string">
            <text:p>alınan ton</text:p>
          </table:table-cell>
          <table:table-cell table:style-name="ce19" office:value-type="string" calcext:value-type="string">
            <text:p>tutar</text:p>
          </table:table-cell>
          <table:table-cell table:style-name="ce19" office:value-type="string" calcext:value-type="string">
            <text:p>birim fiyat</text:p>
          </table:table-cell>
          <table:table-cell table:style-name="ce20"/>
        </table:table-row>
        <table:table-row table:style-name="ro1">
          <table:table-cell/>
          <table:table-cell table:style-name="ce18" office:value-type="date" office:date-value="2020-03-25" calcext:value-type="date">
            <text:p>25.03.2020</text:p>
          </table:table-cell>
          <table:table-cell office:value-type="string" calcext:value-type="string">
            <text:p>ilk yazar</text:p>
          </table:table-cell>
          <table:table-cell table:style-name="ce19" office:value-type="float" office:value="907" calcext:value-type="float">
            <text:p>907</text:p>
          </table:table-cell>
          <table:table-cell table:style-name="ce15" table:number-columns-repeated="2"/>
          <table:table-cell table:style-name="ce16" table:number-columns-repeated="2"/>
        </table:table-row>
        <table:table-row table:style-name="ro1">
          <table:table-cell/>
          <table:table-cell table:style-name="ce18" office:value-type="date" office:date-value="2020-03-25" calcext:value-type="date">
            <text:p>25.03.2020</text:p>
          </table:table-cell>
          <table:table-cell/>
          <table:table-cell table:formula="of:=[.D6]+[.E7]" office:value-type="float" office:value="929.77" calcext:value-type="float">
            <text:p>929,77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style-name="ce16" table:formula="of:=[.F7]/[.E7]" office:value-type="float" office:value="4.39174352217831" calcext:value-type="float">
            <text:p>4,39</text:p>
          </table:table-cell>
          <table:table-cell/>
        </table:table-row>
        <table:table-row table:style-name="ro1">
          <table:table-cell/>
          <table:table-cell table:style-name="ce18" office:value-type="date" office:date-value="2020-04-06" calcext:value-type="date">
            <text:p>06.04.2020</text:p>
          </table:table-cell>
          <table:table-cell/>
          <table:table-cell table:formula="of:=[.D7]+[.E8]" office:value-type="float" office:value="952.54" calcext:value-type="float">
            <text:p>952,54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style-name="ce16" table:formula="of:=[.F8]/[.E8]" office:value-type="float" office:value="4.39174352217831" calcext:value-type="float">
            <text:p>4,39</text:p>
          </table:table-cell>
          <table:table-cell/>
        </table:table-row>
        <table:table-row table:style-name="ro1">
          <table:table-cell/>
          <table:table-cell table:style-name="ce18" office:value-type="date" office:date-value="2020-04-23" calcext:value-type="date">
            <text:p>23.04.2020</text:p>
          </table:table-cell>
          <table:table-cell/>
          <table:table-cell table:formula="of:=[.D8]+[.E9]" office:value-type="float" office:value="975.31" calcext:value-type="float">
            <text:p>975,31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style-name="ce16" table:formula="of:=[.F9]/[.E9]" office:value-type="float" office:value="4.39174352217831" calcext:value-type="float">
            <text:p>4,39</text:p>
          </table:table-cell>
          <table:table-cell/>
        </table:table-row>
        <table:table-row table:style-name="ro1">
          <table:table-cell/>
          <table:table-cell table:style-name="ce18" office:value-type="date" office:date-value="2020-05-20" calcext:value-type="date">
            <text:p>20.05.2020</text:p>
          </table:table-cell>
          <table:table-cell/>
          <table:table-cell table:formula="of:=[.D9]+[.E10]" office:value-type="float" office:value="1011.67" calcext:value-type="float">
            <text:p>1011,67</text:p>
          </table:table-cell>
          <table:table-cell office:value-type="float" office:value="36.36" calcext:value-type="float">
            <text:p>36,36</text:p>
          </table:table-cell>
          <table:table-cell office:value-type="float" office:value="160" calcext:value-type="float">
            <text:p>160</text:p>
          </table:table-cell>
          <table:table-cell table:style-name="ce16" table:formula="of:=[.F10]/[.E10]" office:value-type="float" office:value="4.4004400440044" calcext:value-type="float">
            <text:p>4,40</text:p>
          </table:table-cell>
          <table:table-cell/>
        </table:table-row>
        <table:table-row table:style-name="ro1">
          <table:table-cell/>
          <table:table-cell table:style-name="ce18" office:value-type="date" office:date-value="2020-06-10" calcext:value-type="date">
            <text:p>10.06.2020</text:p>
          </table:table-cell>
          <table:table-cell/>
          <table:table-cell table:formula="of:=[.D10]+[.E11]" office:value-type="float" office:value="1031.47" calcext:value-type="float">
            <text:p>1031,4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style-name="ce16" table:formula="of:=[.F11]/[.E11]" office:value-type="float" office:value="5.05050505050505" calcext:value-type="float">
            <text:p>5,05</text:p>
          </table:table-cell>
          <table:table-cell/>
        </table:table-row>
        <table:table-row table:style-name="ro1">
          <table:table-cell table:number-columns-repeated="3"/>
          <table:table-cell table:formula="of:=[.D11]+[.E12]" office:value-type="float" office:value="1031.47" calcext:value-type="float">
            <text:p>1031,47</text:p>
          </table:table-cell>
          <table:table-cell table:number-columns-repeated="2"/>
          <table:table-cell table:style-name="ce16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efa yıkama hesap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17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15" office:value-type="string" calcext:value-type="string">
            <text:p>tüfe</text:p>
          </table:table-cell>
          <table:table-cell table:style-name="ce16" office:value-type="string" calcext:value-type="string">
            <text:p>tutar</text:p>
          </table:table-cell>
          <table:table-cell table:style-name="ce16" office:value-type="string" calcext:value-type="string">
            <text:p>bakiye</text:p>
          </table:table-cell>
        </table:table-row>
        <table:table-row table:style-name="ro1">
          <table:table-cell/>
          <table:table-cell table:style-name="ce18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4]" office:value-type="float" office:value="25000" calcext:value-type="float">
            <text:p>25.000,00</text:p>
          </table:table-cell>
        </table:table-row>
        <table:table-row table:style-name="ro1">
          <table:table-cell/>
          <table:table-cell table:style-name="ce18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7500" calcext:value-type="float">
            <text:p>-7.500,00</text:p>
          </table:table-cell>
          <table:table-cell table:formula="of:=[.F4]+[.E5]" office:value-type="float" office:value="17500" calcext:value-type="float">
            <text:p>17.500,00</text:p>
          </table:table-cell>
        </table:table-row>
        <table:table-row table:style-name="ro1">
          <table:table-cell/>
          <table:table-cell table:style-name="ce18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13500" calcext:value-type="float">
            <text:p>-13.500,00</text:p>
          </table:table-cell>
          <table:table-cell table:formula="of:=[.F5]+[.E6]" office:value-type="float" office:value="4000" calcext:value-type="float">
            <text:p>4.000,00</text:p>
          </table:table-cell>
        </table:table-row>
        <table:table-row table:style-name="ro1">
          <table:table-cell/>
          <table:table-cell table:style-name="ce18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office:value-type="float" office:value="900" calcext:value-type="float">
            <text:p>900,00</text:p>
          </table:table-cell>
          <table:table-cell table:formula="of:=[.F6]+[.E7]" office:value-type="float" office:value="4900" calcext:value-type="float">
            <text:p>4.900,00</text:p>
          </table:table-cell>
        </table:table-row>
        <table:table-row table:style-name="ro1">
          <table:table-cell/>
          <table:table-cell table:style-name="ce18" office:value-type="date" office:date-value="2019-01-30" calcext:value-type="date">
            <text:p>30.01.2019</text:p>
          </table:table-cell>
          <table:table-cell office:value-type="string" calcext:value-type="string">
            <text:p>Gecikme 4900</text:p>
          </table:table-cell>
          <table:table-cell office:value-type="float" office:value="17.16" calcext:value-type="float">
            <text:p>17,16</text:p>
          </table:table-cell>
          <table:table-cell table:formula="of:=[.F7]*[.D8]/100/12" office:value-type="float" office:value="70.07" calcext:value-type="float">
            <text:p>70,07</text:p>
          </table:table-cell>
          <table:table-cell table:formula="of:=[.F7]+[.E8]" office:value-type="float" office:value="4970.07" calcext:value-type="float">
            <text:p>4.970,07</text:p>
          </table:table-cell>
        </table:table-row>
        <table:table-row table:style-name="ro1">
          <table:table-cell/>
          <table:table-cell table:style-name="ce18" office:value-type="date" office:date-value="2019-02-28" calcext:value-type="date">
            <text:p>28.02.2019</text:p>
          </table:table-cell>
          <table:table-cell office:value-type="string" calcext:value-type="string">
            <text:p>Gecikme 4900</text:p>
          </table:table-cell>
          <table:table-cell office:value-type="float" office:value="17.93" calcext:value-type="float">
            <text:p>17,93</text:p>
          </table:table-cell>
          <table:table-cell table:formula="of:=[.F8]*[.D9]/100/12" office:value-type="float" office:value="74.26112925" calcext:value-type="float">
            <text:p>74,26</text:p>
          </table:table-cell>
          <table:table-cell table:formula="of:=[.F8]+[.E9]" office:value-type="float" office:value="5044.33112925" calcext:value-type="float">
            <text:p>5.044,33</text:p>
          </table:table-cell>
        </table:table-row>
        <table:table-row table:style-name="ro1">
          <table:table-cell/>
          <table:table-cell table:style-name="ce18" office:value-type="date" office:date-value="2019-03-30" calcext:value-type="date">
            <text:p>30.03.2019</text:p>
          </table:table-cell>
          <table:table-cell office:value-type="string" calcext:value-type="string">
            <text:p>Gecikme 4900</text:p>
          </table:table-cell>
          <table:table-cell office:value-type="float" office:value="13.33" calcext:value-type="float">
            <text:p>13,33</text:p>
          </table:table-cell>
          <table:table-cell table:formula="of:=[.F9]*[.D10]/100/12" office:value-type="float" office:value="56.0341116274187" calcext:value-type="float">
            <text:p>56,03</text:p>
          </table:table-cell>
          <table:table-cell table:formula="of:=[.F9]+[.E10]" office:value-type="float" office:value="5100.36524087742" calcext:value-type="float">
            <text:p>5.100,37</text:p>
          </table:table-cell>
        </table:table-row>
        <table:table-row table:style-name="ro1">
          <table:table-cell/>
          <table:table-cell table:style-name="ce18" office:value-type="date" office:date-value="2019-04-30" calcext:value-type="date">
            <text:p>30.04.2019</text:p>
          </table:table-cell>
          <table:table-cell office:value-type="string" calcext:value-type="string">
            <text:p>Gecikme 4900</text:p>
          </table:table-cell>
          <table:table-cell office:value-type="float" office:value="19.39" calcext:value-type="float">
            <text:p>19,39</text:p>
          </table:table-cell>
          <table:table-cell table:formula="of:=[.F10]*[.D11]/100/12" office:value-type="float" office:value="82.4134016838443" calcext:value-type="float">
            <text:p>82,41</text:p>
          </table:table-cell>
          <table:table-cell table:formula="of:=[.F10]+[.E11]" office:value-type="float" office:value="5182.77864256126" calcext:value-type="float">
            <text:p>5.182,78</text:p>
          </table:table-cell>
        </table:table-row>
        <table:table-row table:style-name="ro1">
          <table:table-cell/>
          <table:table-cell table:style-name="ce18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1]+[.E12]" office:value-type="float" office:value="3182.77864256126" calcext:value-type="float">
            <text:p>3.182,78</text:p>
          </table:table-cell>
        </table:table-row>
        <table:table-row table:style-name="ro1">
          <table:table-cell/>
          <table:table-cell table:style-name="ce18" office:value-type="date" office:date-value="2019-06-30" calcext:value-type="date">
            <text:p>30.06.2019</text:p>
          </table:table-cell>
          <table:table-cell office:value-type="string" calcext:value-type="string">
            <text:p>Gecikme 3182</text:p>
          </table:table-cell>
          <table:table-cell office:value-type="float" office:value="19.88" calcext:value-type="float">
            <text:p>19,88</text:p>
          </table:table-cell>
          <table:table-cell table:formula="of:=[.F12]*[.D13]/100/12" office:value-type="float" office:value="52.7280328450983" calcext:value-type="float">
            <text:p>52,73</text:p>
          </table:table-cell>
          <table:table-cell table:formula="of:=[.F12]+[.E13]" office:value-type="float" office:value="3235.50667540636" calcext:value-type="float">
            <text:p>3.235,51</text:p>
          </table:table-cell>
        </table:table-row>
        <table:table-row table:style-name="ro1">
          <table:table-cell/>
          <table:table-cell table:style-name="ce18" office:value-type="date" office:date-value="2019-07-30" calcext:value-type="date">
            <text:p>30.07.2019</text:p>
          </table:table-cell>
          <table:table-cell office:value-type="string" calcext:value-type="string">
            <text:p>Gecikme 3182</text:p>
          </table:table-cell>
          <table:table-cell office:value-type="float" office:value="19.91" calcext:value-type="float">
            <text:p>19,91</text:p>
          </table:table-cell>
          <table:table-cell table:formula="of:=[.F13]*[.D14]/100/12" office:value-type="float" office:value="53.6824482561172" calcext:value-type="float">
            <text:p>53,68</text:p>
          </table:table-cell>
          <table:table-cell table:formula="of:=[.F13]+[.E14]" office:value-type="float" office:value="3289.18912366248" calcext:value-type="float">
            <text:p>3.289,19</text:p>
          </table:table-cell>
        </table:table-row>
        <table:table-row table:style-name="ro1">
          <table:table-cell/>
          <table:table-cell table:style-name="ce18" office:value-type="date" office:date-value="2019-08-30" calcext:value-type="date">
            <text:p>30.08.2019</text:p>
          </table:table-cell>
          <table:table-cell office:value-type="string" calcext:value-type="string">
            <text:p>Gecikme 3182</text:p>
          </table:table-cell>
          <table:table-cell/>
          <table:table-cell table:formula="of:=[.F14]*[.D15]/100/12" office:value-type="float" office:value="0" calcext:value-type="float">
            <text:p>0,00</text:p>
          </table:table-cell>
          <table:table-cell table:formula="of:=[.F14]+[.E15]" office:value-type="float" office:value="3289.18912366248" calcext:value-type="float">
            <text:p>3.289,19</text:p>
          </table:table-cell>
        </table:table-row>
        <table:table-row table:style-name="ro1">
          <table:table-cell/>
          <table:table-cell table:style-name="ce18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5]+[.E16]" office:value-type="float" office:value="1289.18912366248" calcext:value-type="float">
            <text:p>1.289,19</text:p>
          </table:table-cell>
        </table:table-row>
        <table:table-row table:style-name="ro1">
          <table:table-cell/>
          <table:table-cell table:style-name="ce18" office:value-type="date" office:date-value="2019-10-15" calcext:value-type="date">
            <text:p>15.10.2019</text:p>
          </table:table-cell>
          <table:table-cell office:value-type="string" calcext:value-type="string">
            <text:p>İhtar 1</text:p>
          </table:table-cell>
          <table:table-cell/>
          <table:table-cell office:value-type="float" office:value="130" calcext:value-type="float">
            <text:p>130,00</text:p>
          </table:table-cell>
          <table:table-cell table:formula="of:=[.F16]+[.E17]" office:value-type="float" office:value="1419.18912366248" calcext:value-type="float">
            <text:p>1.419,19</text:p>
          </table:table-cell>
        </table:table-row>
        <table:table-row table:style-name="ro1">
          <table:table-cell/>
          <table:table-cell table:style-name="ce18" office:value-type="date" office:date-value="2019-10-20" calcext:value-type="date">
            <text:p>20.10.2019</text:p>
          </table:table-cell>
          <table:table-cell office:value-type="string" calcext:value-type="string">
            <text:p>İhtar 2</text:p>
          </table:table-cell>
          <table:table-cell/>
          <table:table-cell office:value-type="float" office:value="200" calcext:value-type="float">
            <text:p>200,00</text:p>
          </table:table-cell>
          <table:table-cell table:formula="of:=[.F17]+[.E18]" office:value-type="float" office:value="1619.18912366248" calcext:value-type="float">
            <text:p>1.619,19</text:p>
          </table:table-cell>
        </table:table-row>
        <table:table-row table:style-name="ro1">
          <table:table-cell/>
          <table:table-cell table:style-name="ce18" office:value-type="date" office:date-value="2019-10-25" calcext:value-type="date">
            <text:p>25.10.2019</text:p>
          </table:table-cell>
          <table:table-cell office:value-type="string" calcext:value-type="string">
            <text:p>İhtar 3</text:p>
          </table:table-cell>
          <table:table-cell/>
          <table:table-cell office:value-type="float" office:value="50" calcext:value-type="float">
            <text:p>50,00</text:p>
          </table:table-cell>
          <table:table-cell table:formula="of:=[.F18]+[.E19]" office:value-type="float" office:value="1669.18912366248" calcext:value-type="float">
            <text:p>1.669,19</text:p>
          </table:table-cell>
        </table:table-row>
        <table:table-row table:style-name="ro1">
          <table:table-cell table:number-columns-repeated="5"/>
          <table:table-cell table:formula="of:=[.F19]+[.E20]" office:value-type="float" office:value="1669.18912366248" calcext:value-type="float">
            <text:p>1.669,19</text:p>
          </table:table-cell>
        </table:table-row>
        <table:table-row table:style-name="ro1">
          <table:table-cell table:number-columns-repeated="5"/>
          <table:table-cell table:formula="of:=[.F20]+[.E21]" office:value-type="float" office:value="1669.18912366248" calcext:value-type="float">
            <text:p>1.669,19</text:p>
          </table:table-cell>
        </table:table-row>
        <table:table-row table:style-name="ro1">
          <table:table-cell/>
          <table:table-cell table:style-name="ce18" office:value-type="date" office:date-value="2019-10-31" calcext:value-type="date">
            <text:p>31.10.2019</text:p>
          </table:table-cell>
          <table:table-cell office:value-type="string" calcext:value-type="string">
            <text:p>2019-20 kira bedeli</text:p>
          </table:table-cell>
          <table:table-cell/>
          <table:table-cell office:value-type="float" office:value="31610" calcext:value-type="float">
            <text:p>31.610,00</text:p>
          </table:table-cell>
          <table:table-cell table:formula="of:=[.F21]+[.E22]" office:value-type="float" office:value="33279.1891236625" calcext:value-type="float">
            <text:p>33.279,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9-09 tuik üfe 26,44</text:p>
          </table:table-cell>
          <table:table-cell table:number-columns-repeated="2"/>
          <table:table-cell table:formula="of:=[.F22]+[.E23]" office:value-type="float" office:value="33279.1891236625" calcext:value-type="float">
            <text:p>33.279,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000*26,44%=6610+=31610</text:p>
          </table:table-cell>
          <table:table-cell table:number-columns-repeated="2"/>
          <table:table-cell table:formula="of:=[.F23]+[.E24]" office:value-type="float" office:value="33279.1891236625" calcext:value-type="float">
            <text:p>33.279,19</text:p>
          </table:table-cell>
        </table:table-row>
        <table:table-row table:style-name="ro1">
          <table:table-cell/>
          <table:table-cell table:style-name="ce18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office:value-type="float" office:value="505" calcext:value-type="float">
            <text:p>505,00</text:p>
          </table:table-cell>
          <table:table-cell table:formula="of:=[.F24]+[.E25]" office:value-type="float" office:value="33784.1891236625" calcext:value-type="float">
            <text:p>33.784,19</text:p>
          </table:table-cell>
        </table:table-row>
        <table:table-row table:style-name="ro1">
          <table:table-cell/>
          <table:table-cell table:style-name="ce18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25]+[.E26]" office:value-type="float" office:value="33934.1891236625" calcext:value-type="float">
            <text:p>33.934,19</text:p>
          </table:table-cell>
        </table:table-row>
        <table:table-row table:style-name="ro1">
          <table:table-cell/>
          <table:table-cell table:style-name="ce18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18500" calcext:value-type="float">
            <text:p>-18.500,00</text:p>
          </table:table-cell>
          <table:table-cell table:formula="of:=[.F26]+[.E27]" office:value-type="float" office:value="15434.1891236625" calcext:value-type="float">
            <text:p>15.434,19</text:p>
          </table:table-cell>
        </table:table-row>
        <table:table-row table:style-name="ro1">
          <table:table-cell/>
          <table:table-cell table:style-name="ce18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office:value-type="float" office:value="50" calcext:value-type="float">
            <text:p>50,00</text:p>
          </table:table-cell>
          <table:table-cell table:formula="of:=[.F27]+[.E28]" office:value-type="float" office:value="15484.1891236625" calcext:value-type="float">
            <text:p>15.484,19</text:p>
          </table:table-cell>
        </table:table-row>
        <table:table-row table:style-name="ro1">
          <table:table-cell/>
          <table:table-cell table:style-name="ce18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22.58" calcext:value-type="float">
            <text:p>22,58</text:p>
          </table:table-cell>
          <table:table-cell table:formula="of:=[.F28]*[.D29]/100/12" office:value-type="float" office:value="291.360825343582" calcext:value-type="float">
            <text:p>291,36</text:p>
          </table:table-cell>
          <table:table-cell table:formula="of:=[.F28]+[.E29]" office:value-type="float" office:value="15775.5499490061" calcext:value-type="float">
            <text:p>15.775,55</text:p>
          </table:table-cell>
        </table:table-row>
        <table:table-row table:style-name="ro1">
          <table:table-cell/>
          <table:table-cell table:style-name="ce18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5.18" calcext:value-type="float">
            <text:p>15,18</text:p>
          </table:table-cell>
          <table:table-cell table:formula="of:=[.F29]*[.D30]/100/12" office:value-type="float" office:value="199.560706854927" calcext:value-type="float">
            <text:p>199,56</text:p>
          </table:table-cell>
          <table:table-cell table:formula="of:=[.F29]+[.E30]" office:value-type="float" office:value="15975.110655861" calcext:value-type="float">
            <text:p>15.975,11</text:p>
          </table:table-cell>
        </table:table-row>
        <table:table-row table:style-name="ro1">
          <table:table-cell/>
          <table:table-cell table:style-name="ce18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office:value-type="float" office:value="1100" calcext:value-type="float">
            <text:p>1.100,00</text:p>
          </table:table-cell>
          <table:table-cell table:formula="of:=[.F30]+[.E31]" office:value-type="float" office:value="17075.110655861" calcext:value-type="float">
            <text:p>17.075,11</text:p>
          </table:table-cell>
        </table:table-row>
        <table:table-row table:style-name="ro1">
          <table:table-cell/>
          <table:table-cell table:style-name="ce18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7.16" calcext:value-type="float">
            <text:p>17,16</text:p>
          </table:table-cell>
          <table:table-cell table:formula="of:=[.F30]*[.D32]/100/12" office:value-type="float" office:value="228.444082378812" calcext:value-type="float">
            <text:p>228,44</text:p>
          </table:table-cell>
          <table:table-cell table:formula="of:=[.F31]+[.E32]" office:value-type="float" office:value="17303.5547382398" calcext:value-type="float">
            <text:p>17.303,55</text:p>
          </table:table-cell>
        </table:table-row>
        <table:table-row table:style-name="ro1">
          <table:table-cell/>
          <table:table-cell table:style-name="ce18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3.94" calcext:value-type="float">
            <text:p>13,94</text:p>
          </table:table-cell>
          <table:table-cell table:formula="of:=[.F32]*[.D33]/100/12" office:value-type="float" office:value="201.009627542552" calcext:value-type="float">
            <text:p>201,01</text:p>
          </table:table-cell>
          <table:table-cell table:formula="of:=[.F32]+[.E33]" office:value-type="float" office:value="17504.5643657824" calcext:value-type="float">
            <text:p>17.504,56</text:p>
          </table:table-cell>
        </table:table-row>
        <table:table-row table:style-name="ro1">
          <table:table-cell/>
          <table:table-cell table:style-name="ce18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3.33" calcext:value-type="float">
            <text:p>13,33</text:p>
          </table:table-cell>
          <table:table-cell table:formula="of:=[.F33]*[.D34]/100/12" office:value-type="float" office:value="194.446535829899" calcext:value-type="float">
            <text:p>194,45</text:p>
          </table:table-cell>
          <table:table-cell table:formula="of:=[.F33]+[.E34]" office:value-type="float" office:value="17699.0109016123" calcext:value-type="float">
            <text:p>17.699,01</text:p>
          </table:table-cell>
        </table:table-row>
        <table:table-row table:style-name="ro1">
          <table:table-cell/>
          <table:table-cell table:style-name="ce18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5000" calcext:value-type="float">
            <text:p>-5.000,00</text:p>
          </table:table-cell>
          <table:table-cell table:formula="of:=[.F34]+[.E35]" office:value-type="float" office:value="12699.0109016123" calcext:value-type="float">
            <text:p>12.699,01</text:p>
          </table:table-cell>
        </table:table-row>
        <table:table-row table:style-name="ro1">
          <table:table-cell/>
          <table:table-cell table:style-name="ce18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2.66" calcext:value-type="float">
            <text:p>12,66</text:p>
          </table:table-cell>
          <table:table-cell table:formula="of:=[.F34]*[.D36]/100/12" office:value-type="float" office:value="186.724565012009" calcext:value-type="float">
            <text:p>186,72</text:p>
          </table:table-cell>
          <table:table-cell table:formula="of:=[.F35]+[.E36]" office:value-type="float" office:value="12885.7354666243" calcext:value-type="float">
            <text:p>12.885,74</text:p>
          </table:table-cell>
        </table:table-row>
        <table:table-row table:style-name="ro1">
          <table:table-cell/>
          <table:table-cell table:style-name="ce18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2.1" calcext:value-type="float">
            <text:p>12,1</text:p>
          </table:table-cell>
          <table:table-cell table:formula="of:=[.F36]*[.D37]/100/12" office:value-type="float" office:value="129.931165955128" calcext:value-type="float">
            <text:p>129,93</text:p>
          </table:table-cell>
          <table:table-cell table:formula="of:=[.F36]+[.E37]" office:value-type="float" office:value="13015.6666325794" calcext:value-type="float">
            <text:p>13.015,67</text:p>
          </table:table-cell>
        </table:table-row>
        <table:table-row table:style-name="ro1">
          <table:table-cell/>
          <table:table-cell table:style-name="ce18" office:value-type="date" office:date-value="2020-05-10" calcext:value-type="date">
            <text:p>10.05.2020</text:p>
          </table:table-cell>
          <table:table-cell office:value-type="string" calcext:value-type="string">
            <text:p>yıkama sefa elektrik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F37]+[.E38]" office:value-type="float" office:value="12765.6666325794" calcext:value-type="float">
            <text:p>12.765,67</text:p>
          </table:table-cell>
        </table:table-row>
        <table:table-row table:style-name="ro1">
          <table:table-cell/>
          <table:table-cell table:style-name="ce18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table:number-columns-repeated="2"/>
          <table:table-cell table:formula="of:=[.F38]+[.E39]" office:value-type="float" office:value="12765.6666325794" calcext:value-type="float">
            <text:p>12.765,67</text:p>
          </table:table-cell>
        </table:table-row>
        <table:table-row table:style-name="ro1">
          <table:table-cell/>
          <table:table-cell table:style-name="ce18" office:value-type="date" office:date-value="2020-06-10" calcext:value-type="date">
            <text:p>10.06.2020</text:p>
          </table:table-cell>
          <table:table-cell office:value-type="string" calcext:value-type="string">
            <text:p>yıkama sefa elektrik</text:p>
          </table:table-cell>
          <table:table-cell/>
          <table:table-cell office:value-type="float" office:value="-270" calcext:value-type="float">
            <text:p>-270,00</text:p>
          </table:table-cell>
          <table:table-cell table:formula="of:=[.F39]+[.E40]" office:value-type="float" office:value="12495.6666325794" calcext:value-type="float">
            <text:p>12.495,67</text:p>
          </table:table-cell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.00.0000</text:date>, <text:time style:data-style-name="N2" text:time-value="10:08:39.79045143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08:31:44.518789051</meta:creation-date>
    <dc:date>2020-06-16T13:56:15.968352466</dc:date>
    <meta:editing-duration>PT58M40S</meta:editing-duration>
    <meta:editing-cycles>12</meta:editing-cycles>
    <meta:generator>LibreOffice/6.1.5.2$Linux_X86_64 LibreOffice_project/10$Build-2</meta:generator>
    <meta:document-statistic meta:table-count="5" meta:cell-count="329" meta:object-count="0"/>
  </office:meta>
</office:document-meta>
</file>